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30303" style:font-name="Roboto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30303" style:font-name="Roboto" fo:font-size="11pt" fo:letter-spacing="normal" fo:font-style="normal" style:text-underline-style="none" fo:font-weight="normal" style:font-size-asian="9.60000038146973pt" style:font-weight-asian="normal" style:font-size-complex="11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30303" style:font-name="Roboto" fo:font-size="11pt" fo:letter-spacing="normal" fo:font-style="normal" style:text-underline-style="none" fo:font-weight="normal" officeooo:paragraph-rsid="0005f7a2" style:font-size-asian="9.60000038146973pt" style:font-weight-asian="normal" style:font-size-complex="11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30303" style:font-name="Roboto" fo:font-size="11pt" fo:letter-spacing="normal" fo:font-style="normal" style:text-underline-style="none" fo:font-weight="normal" officeooo:rsid="0005f7a2" officeooo:paragraph-rsid="0005f7a2" style:font-size-asian="9.60000038146973pt" style:font-weight-asian="normal" style:font-size-complex="11pt" style:font-weight-complex="normal"/>
    </style:style>
    <style:style style:name="T1" style:family="text">
      <style:text-properties officeooo:rsid="0005f7a2"/>
    </style:style>
    <style:style style:name="T2" style:family="text">
      <style:text-properties officeooo:rsid="0006627e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w to install Git on windows</text:p>
      <text:p text:style-name="P2">Step 1 : check if git is already installed</text:p>
      <text:p text:style-name="P2"><text:s text:c="13"/>git --version</text:p>
      <text:p text:style-name="P2"/>
      <text:p text:style-name="P2">Step 2 : download and install git</text:p>
      <text:p text:style-name="P2"/>
      <text:p text:style-name="P2">Step 3 : add your project to git</text:p>
      <text:p text:style-name="P2"/>
      <text:p text:style-name="P2">Step 4 : commands</text:p>
      <text:p text:style-name="P2"/>
      <text:p text:style-name="P2"><text:s text:c="3"/>git config --global user.email "yourGitHub@email.com"</text:p>
      <text:p text:style-name="P2"><text:s text:c="3"/>git config --global user.name "yourGitHubusername"</text:p>
      <text:p text:style-name="P2"/>
      <text:p text:style-name="P2"><text:s text:c="2"/>- git init</text:p>
      <text:p text:style-name="P2"><text:s text:c="2"/>- git status</text:p>
      <text:p text:style-name="P2"><text:s text:c="2"/>- git add</text:p>
      <text:p text:style-name="P2"><text:s text:c="2"/>- git commit -m “…..”</text:p>
      <text:p text:style-name="P2">- git remote add origin</text:p>
      <text:p text:style-name="P2">- git push -u origin master</text:p>
      <text:p text:style-name="P2"><text:s text:c="2"/>- git log</text:p>
      <text:p text:style-name="P2"><text:s text:c="2"/>- git —help</text:p>
      <text:p text:style-name="P2"/>
      <text:p text:style-name="P2">Step 5 : adding project to remote repository (github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30T20:31:32.191266241</meta:creation-date>
    <dc:date>2020-10-30T22:01:52.910205389</dc:date>
    <meta:editing-duration>PT1H30M17S</meta:editing-duration>
    <meta:editing-cycles>8</meta:editing-cycles>
    <meta:generator>LibreOffice/6.4.5.2$Linux_X86_64 LibreOffice_project/40$Build-2</meta:generator>
    <meta:document-statistic meta:table-count="0" meta:image-count="0" meta:object-count="0" meta:page-count="1" meta:paragraph-count="17" meta:word-count="89" meta:character-count="475" meta:non-whitespace-character-count="375"/>
  </office:meta>
</office:document-meta>
</file>